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265cm" style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Menlo" fo:font-size="10.5pt" fo:letter-spacing="normal" fo:font-style="normal" fo:font-weight="normal"/>
    </style:style>
    <style:style style:name="P2" style:family="paragraph" style:parent-style-name="Preformatted_20_Text">
      <style:paragraph-properties fo:margin-top="0cm" fo:margin-bottom="0.265cm" style:contextual-spacing="false" style:line-height-at-least="0.529cm" fo:widows="1" fo:padding="0cm" fo:border="none"/>
    </style:style>
    <style:style style:name="P3" style:family="paragraph" style:parent-style-name="Preformatted_20_Text">
      <style:paragraph-properties fo:margin-top="0cm" fo:margin-bottom="0.265cm" style:contextual-spacing="false" style:line-height-at-least="0.529cm" fo:widows="1" fo:padding="0cm" fo:border="none"/>
      <style:text-properties fo:font-variant="normal" fo:text-transform="none" fo:color="#333333" style:font-name="Menlo" fo:font-size="10.5pt" fo:letter-spacing="normal" fo:font-style="normal" fo:font-weight="normal"/>
    </style:style>
    <style:style style:name="P4" style:family="paragraph" style:parent-style-name="Preformatted_20_Text">
      <style:paragraph-properties fo:margin-top="0cm" fo:margin-bottom="0.265cm" style:contextual-spacing="false" style:line-height-at-least="0.529cm" fo:widows="1" fo:padding="0cm" fo:border="none"/>
      <style:text-properties fo:font-variant="normal" fo:text-transform="none" fo:color="#333333" style:font-name="Menlo" fo:font-size="10.5pt" fo:letter-spacing="normal" fo:font-style="normal" fo:font-weight="normal" officeooo:rsid="0010b147" officeooo:paragraph-rsid="0010b147"/>
    </style:style>
    <style:style style:name="P5" style:family="paragraph" style:parent-style-name="Preformatted_20_Text">
      <style:paragraph-properties fo:margin-top="0cm" fo:margin-bottom="0.265cm" style:contextual-spacing="false" style:line-height-at-least="0.529cm" fo:widows="1" fo:padding="0cm" fo:border="none"/>
      <style:text-properties fo:font-variant="normal" fo:text-transform="none" fo:color="#333333" style:font-name="Menlo" fo:font-size="10.5pt" fo:letter-spacing="normal" fo:font-style="normal" fo:font-weight="normal" officeooo:rsid="001506cd" officeooo:paragraph-rsid="001506cd"/>
    </style:style>
    <style:style style:name="P6" style:family="paragraph" style:parent-style-name="Preformatted_20_Text">
      <style:paragraph-properties fo:margin-top="0cm" fo:margin-bottom="0.265cm" style:contextual-spacing="false" style:line-height-at-least="0.529cm" fo:widows="1" fo:padding="0cm" fo:border="none"/>
      <style:text-properties fo:font-variant="normal" fo:text-transform="none" fo:color="#333333" style:font-name="Menlo" fo:font-size="10.5pt" fo:letter-spacing="normal" fo:font-style="normal" fo:font-weight="normal" officeooo:rsid="0016aaef" officeooo:paragraph-rsid="0016aaef"/>
    </style:style>
    <style:style style:name="P7" style:family="paragraph" style:parent-style-name="Preformatted_20_Text">
      <style:paragraph-properties fo:margin-top="0cm" fo:margin-bottom="0.265cm" style:contextual-spacing="false" style:line-height-at-least="0.529cm" fo:widows="1" fo:padding="0cm" fo:border="none"/>
      <style:text-properties fo:font-variant="normal" fo:text-transform="none" fo:color="#333333" style:font-name="Menlo" fo:font-size="10.5pt" fo:letter-spacing="normal" fo:font-style="normal" fo:font-weight="bold" officeooo:rsid="0010b147" officeooo:paragraph-rsid="0010b147" style:font-weight-asian="bold" style:font-weight-complex="bold"/>
    </style:style>
    <style:style style:name="P8" style:family="paragraph" style:parent-style-name="Preformatted_20_Text">
      <style:paragraph-properties fo:margin-top="0cm" fo:margin-bottom="0.265cm" style:contextual-spacing="false" style:line-height-at-least="0.529cm" fo:widows="1" fo:padding="0cm" fo:border="none"/>
      <style:text-properties fo:font-variant="normal" fo:text-transform="none" fo:color="#333333" style:font-name="Menlo" fo:font-size="10.5pt" fo:letter-spacing="normal" fo:font-style="normal" fo:font-weight="bold" style:font-weight-asian="bold" style:font-weight-complex="bold"/>
    </style:style>
    <style:style style:name="P9" style:family="paragraph" style:parent-style-name="Preformatted_20_Text">
      <style:paragraph-properties fo:margin-top="0cm" fo:margin-bottom="0.265cm" style:contextual-spacing="false" style:line-height-at-least="0.529cm" fo:widows="1" fo:padding="0cm" fo:border="none"/>
      <style:text-properties fo:font-variant="normal" fo:text-transform="none" fo:color="#333333" style:font-name="Menlo" fo:font-size="10.5pt" fo:letter-spacing="normal" fo:font-style="normal" fo:font-weight="bold" officeooo:rsid="0013ba1e" officeooo:paragraph-rsid="0013ba1e" style:font-weight-asian="bold" style:font-weight-complex="bold"/>
    </style:style>
    <style:style style:name="P10" style:family="paragraph" style:parent-style-name="Preformatted_20_Text">
      <style:paragraph-properties fo:margin-top="0cm" fo:margin-bottom="0.265cm" style:contextual-spacing="false" style:line-height-at-least="0.529cm" fo:widows="1" fo:padding="0cm" fo:border="none"/>
      <style:text-properties fo:font-variant="normal" fo:text-transform="none" fo:color="#333333" style:font-name="Menlo" fo:font-size="10.5pt" fo:letter-spacing="normal" fo:font-style="normal" fo:font-weight="bold" officeooo:rsid="0016aaef" officeooo:paragraph-rsid="0016aaef" style:font-weight-asian="bold" style:font-weight-complex="bold"/>
    </style:style>
    <style:style style:name="P11" style:family="paragraph" style:parent-style-name="Preformatted_20_Text">
      <style:paragraph-properties fo:margin-top="0cm" fo:margin-bottom="0.265cm" style:contextual-spacing="false" style:line-height-at-least="0.529cm" fo:widows="1" fo:padding="0cm" fo:border="none"/>
      <style:text-properties fo:font-variant="normal" fo:text-transform="none" fo:color="#333333" style:font-name="Menlo" fo:font-size="10.5pt" fo:letter-spacing="normal" fo:font-style="normal" fo:font-weight="bold" officeooo:rsid="0017eea5" officeooo:paragraph-rsid="0017eea5" style:font-weight-asian="bold" style:font-weight-complex="bold"/>
    </style:style>
    <style:style style:name="P12" style:family="paragraph" style:parent-style-name="Preformatted_20_Text">
      <style:paragraph-properties fo:margin-top="0cm" fo:margin-bottom="0.265cm" style:contextual-spacing="false" style:line-height-at-least="0.529cm" fo:widows="1" fo:padding="0cm" fo:border="none"/>
      <style:text-properties fo:font-variant="normal" fo:text-transform="none" fo:color="#333333" style:font-name="Menlo" fo:font-size="10.5pt" fo:letter-spacing="normal" fo:font-style="normal" fo:font-weight="bold" officeooo:rsid="001821d5" officeooo:paragraph-rsid="001821d5" style:font-weight-asian="bold" style:font-weight-complex="bold"/>
    </style:style>
    <style:style style:name="P13" style:family="paragraph" style:parent-style-name="Preformatted_20_Text">
      <style:paragraph-properties fo:margin-top="0cm" fo:margin-bottom="0.265cm" style:contextual-spacing="false" style:line-height-at-least="0.529cm" fo:widows="1" fo:padding="0cm" fo:border="none"/>
      <style:text-properties fo:font-variant="normal" fo:text-transform="none" fo:color="#333333" style:font-name="Menlo" fo:font-size="10.5pt" fo:letter-spacing="normal" fo:font-style="normal" fo:font-weight="bold" officeooo:rsid="001506cd" officeooo:paragraph-rsid="001506cd" style:font-weight-asian="bold" style:font-weight-complex="bold"/>
    </style:style>
    <style:style style:name="P14" style:family="paragraph" style:parent-style-name="Preformatted_20_Text">
      <style:paragraph-properties fo:margin-top="0cm" fo:margin-bottom="0.265cm" style:contextual-spacing="false" style:line-height-at-least="0.529cm" fo:widows="1" fo:padding="0cm" fo:border="none"/>
      <style:text-properties fo:font-variant="normal" fo:text-transform="none" fo:color="#333333" style:font-name="Liberation Mono" fo:font-size="10pt" fo:letter-spacing="normal" fo:font-style="normal" fo:font-weight="bold" officeooo:rsid="000f26d3" officeooo:paragraph-rsid="000f26d3" style:font-name-asian="Droid Sans Fallback1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5" style:family="paragraph" style:parent-style-name="Preformatted_20_Text">
      <style:paragraph-properties fo:margin-top="0cm" fo:margin-bottom="0.265cm" style:contextual-spacing="false" style:line-height-at-least="0.529cm" fo:widows="1" fo:padding="0cm" fo:border="none"/>
      <style:text-properties fo:font-weight="bold" officeooo:rsid="0013c076" officeooo:paragraph-rsid="0013c076" style:font-weight-asian="bold" style:font-weight-complex="bold"/>
    </style:style>
    <style:style style:name="P16" style:family="paragraph" style:parent-style-name="Preformatted_20_Text">
      <style:paragraph-properties fo:margin-top="0cm" fo:margin-bottom="0.265cm" style:contextual-spacing="false" style:line-height-at-least="0.529cm" fo:widows="1" fo:padding="0cm" fo:border="none"/>
      <style:text-properties fo:font-weight="bold" officeooo:rsid="00158be9" officeooo:paragraph-rsid="00158be9" style:font-weight-asian="bold" style:font-weight-complex="bold"/>
    </style:style>
    <style:style style:name="P17" style:family="paragraph" style:parent-style-name="Preformatted_20_Text">
      <style:paragraph-properties fo:margin-top="0cm" fo:margin-bottom="0.265cm" style:contextual-spacing="false" style:line-height-at-least="0.529cm" fo:widows="1" fo:padding="0cm" fo:border="none"/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Preformatted_20_Text">
      <style:paragraph-properties fo:margin-top="0cm" fo:margin-bottom="0.265cm" style:contextual-spacing="false" style:line-height-at-least="0.529cm" fo:widows="1" fo:padding="0cm" fo:border="none"/>
      <style:text-properties fo:font-style="normal" fo:font-weight="bold" officeooo:rsid="000f26d3" officeooo:paragraph-rsid="000f26d3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dcb3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reate a class in Java along with follwing fields. classname: Person fields: name, age, gender, address Access the fields in all known ways: like through getter , by dot operator </text:p>
      <text:p text:style-name="P18">class Person{</text:p>
      <text:p text:style-name="P18">String name</text:p>
      <text:p text:style-name="P18">Integer age</text:p>
      <text:p text:style-name="P18">}</text:p>
      <text:p text:style-name="P18"/>
      <text:p text:style-name="P18">Person p = new Person();</text:p>
      <text:p text:style-name="P18">p.setName("Jalaj")</text:p>
      <text:p text:style-name="P18">p.age = 23</text:p>
      <text:p text:style-name="P18"/>
      <text:p text:style-name="P18">println p.properties</text:p>
      <text:p text:style-name="P17"/>
      <text:p text:style-name="P3">2. Extend the Person class in Groovy Add following fields to it: empId, company, salary Access the fields in all known ways: like through getter , by dot operator, by @ operator. </text:p>
      <text:p text:style-name="P3"/>
      <text:p text:style-name="P14"><text:bookmark-start text:name="__DdeLink__313_1753670374"/>class Person{</text:p>
      <text:p text:style-name="P14"/>
      <text:p text:style-name="P14">String name</text:p>
      <text:p text:style-name="P14">Integer age</text:p>
      <text:p text:style-name="P14">String empId</text:p>
      <text:p text:style-name="P14">String company</text:p>
      <text:p text:style-name="P14">Integer salary</text:p>
      <text:p text:style-name="P14"/>
      <text:p text:style-name="P14">String getCompany(){</text:p>
      <text:p text:style-name="P14"><text:s/>company +" salary through getter"</text:p>
      <text:p text:style-name="P14">}</text:p>
      <text:p text:style-name="P14"/>
      <text:p text:style-name="P14">}</text:p>
      <text:p text:style-name="P14"><text:bookmark-end text:name="__DdeLink__313_1753670374"/></text:p>
      <text:p text:style-name="P14"><text:bookmark-start text:name="__DdeLink__317_1753670374"/>Person p = new Person();</text:p>
      <text:p text:style-name="P14">p.setName("Jalaj")</text:p>
      <text:p text:style-name="P14">p.age = 23</text:p>
      <text:p text:style-name="P14"><text:soft-page-break/>p.empId = 0567</text:p>
      <text:p text:style-name="P14">p.company = "To The New Digital"</text:p>
      <text:p text:style-name="P14">p.salary = 200000<text:bookmark-end text:name="__DdeLink__317_1753670374"/></text:p>
      <text:p text:style-name="P14"/>
      <text:p text:style-name="P14">println p.age </text:p>
      <text:p text:style-name="P14">println p.company </text:p>
      <text:p text:style-name="P14">println p.@company</text:p>
      <text:p text:style-name="P14">println p.getCompany()</text:p>
      <text:p text:style-name="P2"/>
      <text:p text:style-name="P3">3. Print this pattern : </text:p>
      <text:p text:style-name="P3">* </text:p>
      <text:p text:style-name="P3">** </text:p>
      <text:p text:style-name="P3">**** </text:p>
      <text:p text:style-name="P3">******** </text:p>
      <text:p text:style-name="P3"/>
      <text:p text:style-name="P7">println "*"</text:p>
      <text:p text:style-name="P7">int i = 1</text:p>
      <text:p text:style-name="P7"/>
      <text:p text:style-name="P7">3.times{</text:p>
      <text:p text:style-name="P7">(i*2).times{print "*"}</text:p>
      <text:p text:style-name="P7">println ""</text:p>
      <text:p text:style-name="P7">i = i*2</text:p>
      <text:p text:style-name="P7">}</text:p>
      <text:p text:style-name="P2"/>
      <text:p text:style-name="P3">4. GString... override the toString() of the Person class to return something like... "Sachin i<text:bookmark-start text:name="__DdeLink__315_1753670374"/>s a man aged 24 who lives at Delhi. He works for Intelligrape with employee id 12 and draws $$$$$$$ lots of money !!!!.<text:bookmark-end text:name="__DdeLink__315_1753670374"/>" </text:p>
      <text:p text:style-name="P3"/>
      <text:p text:style-name="P4"><text:span text:style-name="T1">class Person{</text:span></text:p>
      <text:p text:style-name="P7"/>
      <text:p text:style-name="P7">String name</text:p>
      <text:p text:style-name="P7">Integer age</text:p>
      <text:p text:style-name="P7">String empId</text:p>
      <text:p text:style-name="P7"><text:soft-page-break/>String company</text:p>
      <text:p text:style-name="P7">Integer salary</text:p>
      <text:p text:style-name="P7"/>
      <text:p text:style-name="P7"/>
      <text:p text:style-name="P7">String toString(){</text:p>
      <text:p text:style-name="P7"><text:s/>"$name is a man aged $age who lives at Delhi. He works for $company with employee id $empId and draws $salary lots of money !!!!."</text:p>
      <text:p text:style-name="P7">}</text:p>
      <text:p text:style-name="P7"/>
      <text:p text:style-name="P7">}</text:p>
      <text:p text:style-name="P8"/>
      <text:p text:style-name="P2"/>
      <text:p text:style-name="P3">5. Groovy Truth: if('test') { printlnn "test evaluated to true inside if" } </text:p>
      <text:p text:style-name="P3">try replacing test with various objects and observe its behaviour. </text:p>
      <text:p text:style-name="P3">a) "Test" <text:s text:c="2"/><text:span text:style-name="T1">- </text:span><text:span text:style-name="T2">TRUE</text:span></text:p>
      <text:p text:style-name="P3">b)'null' <text:s text:c="2"/><text:span text:style-name="T1">-</text:span> <text:span text:style-name="T2">TRUE</text:span></text:p>
      <text:p text:style-name="P3">c) null <text:s text:c="4"/><text:span text:style-name="T1">- </text:span><text:span text:style-name="T2">FALSE</text:span></text:p>
      <text:p text:style-name="P3">d) 100 <text:s text:c="3"/><text:span text:style-name="T1">- </text:span><text:span text:style-name="T2">TRUE</text:span></text:p>
      <text:p text:style-name="P3">e) 0 <text:s text:c="6"/><text:span text:style-name="T1">- </text:span><text:span text:style-name="T2">FALSE</text:span></text:p>
      <text:p text:style-name="P3">f) empty list <text:s text:c="2"/><text:span text:style-name="T1">-</text:span><text:span text:style-name="T2">FALSE</text:span></text:p>
      <text:p text:style-name="P3">g) list with all vaues as null List list = new ArrayList() <text:s text:c="2"/><text:span text:style-name="T2">-TRUE</text:span></text:p>
      <text:p text:style-name="P2"/>
      <text:p text:style-name="P3">6. Write a class HourMinute where the class stores hours and minutes as separate fields. Overload + and - operator operator for this class </text:p>
      <text:p text:style-name="P9">class HourMinute{</text:p>
      <text:p text:style-name="P9"><text:s text:c="4"/>Integer hours</text:p>
      <text:p text:style-name="P9"><text:s text:c="4"/>Integer minutes</text:p>
      <text:p text:style-name="P9"/>
      <text:p text:style-name="P9"><text:s text:c="4"/>HourMinute plus(HourMinute hmo){</text:p>
      <text:p text:style-name="P9"><text:s text:c="8"/>HourMinute hm = new HourMinute()</text:p>
      <text:p text:style-name="P9"><text:s text:c="8"/>hm.hours = this.hours + hmo.hours</text:p>
      <text:p text:style-name="P9"><text:s text:c="8"/>hm.minutes = this.minutes + hmo.minutes</text:p>
      <text:p text:style-name="P9"><text:s text:c="15"/>if(hm.minutes&lt;60){</text:p>
      <text:p text:style-name="P9"><text:soft-page-break/><text:s text:c="7"/></text:p>
      <text:p text:style-name="P9"><text:s text:c="7"/>}else{</text:p>
      <text:p text:style-name="P9"><text:s text:c="11"/>hm.minutes = hm.minutes - 60</text:p>
      <text:p text:style-name="P9"><text:s text:c="11"/>hm.hours++</text:p>
      <text:p text:style-name="P9"><text:s text:c="7"/>}</text:p>
      <text:p text:style-name="P9"><text:s text:c="7"/></text:p>
      <text:p text:style-name="P9"><text:s text:c="7"/>return hm</text:p>
      <text:p text:style-name="P9"><text:s text:c="8"/></text:p>
      <text:p text:style-name="P9"><text:s text:c="4"/>}</text:p>
      <text:p text:style-name="P9"/>
      <text:p text:style-name="P9"/>
      <text:p text:style-name="P9"><text:s text:c="4"/>HourMinute minus(HourMinute hmo){</text:p>
      <text:p text:style-name="P9"><text:s text:c="8"/>HourMinute hm = new HourMinute()</text:p>
      <text:p text:style-name="P9"><text:s text:c="8"/>hm.hours = this.hours - hmo.hours</text:p>
      <text:p text:style-name="P9"><text:s text:c="8"/>hm.minutes = this.minutes - hm.minutes</text:p>
      <text:p text:style-name="P9"><text:s text:c="7"/>if(hm.minutes&lt;0){</text:p>
      <text:p text:style-name="P9"><text:s text:c="11"/>hm.minutes = 60 + hm.minutes;</text:p>
      <text:p text:style-name="P9"><text:s text:c="11"/>hm.hours--</text:p>
      <text:p text:style-name="P9"><text:s text:c="7"/>}else{</text:p>
      <text:p text:style-name="P9"><text:s text:c="10"/></text:p>
      <text:p text:style-name="P9"><text:s text:c="7"/>}</text:p>
      <text:p text:style-name="P9"><text:s text:c="15"/>return hm</text:p>
      <text:p text:style-name="P9"><text:s text:c="8"/></text:p>
      <text:p text:style-name="P9"><text:s text:c="4"/>}</text:p>
      <text:p text:style-name="P9"/>
      <text:p text:style-name="P9">}</text:p>
      <text:p text:style-name="P9"/>
      <text:p text:style-name="P9">HourMinute hm = new HourMinute([hours:10,minutes:33])</text:p>
      <text:p text:style-name="P9">HourMinute hm2 = new HourMinute([hours:10,minutes:33])</text:p>
      <text:p text:style-name="P9">(hm+hm2).properties</text:p>
      <text:p text:style-name="P3"/>
      <text:p text:style-name="P2"/>
      <text:p text:style-name="P3"><text:soft-page-break/>7. Print multiple of 3 upto 10 terms in at least three different ways using groovy special methods </text:p>
      <text:p text:style-name="P5"><text:tab/><text:span text:style-name="T1">1. <text:s/></text:span></text:p>
      <text:p text:style-name="P13"><text:tab/>10.times{</text:p>
      <text:p text:style-name="P13"><text:s text:c="3"/><text:tab/> println 3*(it+1)</text:p>
      <text:p text:style-name="P13"><text:tab/>}</text:p>
      <text:p text:style-name="P13"><text:tab/>2.</text:p>
      <text:p text:style-name="P13"><text:tab/>1.upto(10,{</text:p>
      <text:p text:style-name="P13"><text:s text:c="3"/><text:tab/> println 3*it</text:p>
      <text:p text:style-name="P13"><text:tab/>})</text:p>
      <text:p text:style-name="P13"><text:tab/>3.</text:p>
      <text:p text:style-name="P13"><text:tab/>3.step 31, 3, {</text:p>
      <text:p text:style-name="P13"><text:s text:c="3"/><text:tab/>println it</text:p>
      <text:p text:style-name="P13"><text:tab/>}</text:p>
      <text:p text:style-name="P3"/>
      <text:p text:style-name="P15"/>
      <text:p text:style-name="P2"/>
      <text:p text:style-name="P3">8. Write a closure which checks if a value is contained within a list where the closure accepts two parameters </text:p>
      <text:p text:style-name="P16">Closure clo = {int num,List list-&gt;</text:p>
      <text:p text:style-name="P16"/>
      <text:p text:style-name="P16">if(list.contains(num))</text:p>
      <text:p text:style-name="P16">return "true"</text:p>
      <text:p text:style-name="P16">return "false"</text:p>
      <text:p text:style-name="P16"/>
      <text:p text:style-name="P16"/>
      <text:p text:style-name="P16">}</text:p>
      <text:p text:style-name="P16"/>
      <text:p text:style-name="P16">clo(6,[1,2,3,4,5])</text:p>
      <text:p text:style-name="P2"/>
      <text:p text:style-name="P2"/>
      <text:p text:style-name="P3">9. Combine content of all the files in a specific directory to another new file </text:p>
      <text:p text:style-name="P3"/>
      <text:p text:style-name="P10"><text:soft-page-break/>def dir = new File("/home/ttnd/File_Test/")</text:p>
      <text:p text:style-name="P10">File newFile = new File("/home/ttnd/File_Test/newFile2.txt")</text:p>
      <text:p text:style-name="P10">dir.eachFile{file -&gt;</text:p>
      <text:p text:style-name="P10">newFile.append(file.text)</text:p>
      <text:p text:style-name="P10"/>
      <text:p text:style-name="P10">}</text:p>
      <text:p text:style-name="P10">print newFile.text</text:p>
      <text:p text:style-name="P2"/>
      <text:p text:style-name="P3">10. Create a file which contains all the odd numbered lines of a given file. Each line should be numbered at the beginning of line viz : 1, 3, 5..... </text:p>
      <text:p text:style-name="P6"/>
      <text:p text:style-name="P10">File newFile2 = new File("/home/ttnd/File_Test/newFile2.txt")</text:p>
      <text:p text:style-name="P10">File newFile3 = new File("/home/ttnd/File_Test/newFile3.txt")</text:p>
      <text:p text:style-name="P10">newFile2.eachLine{ line,idx -&gt;</text:p>
      <text:p text:style-name="P10">if(idx%2 != 0)</text:p>
      <text:p text:style-name="P10">newFile3.append(idx +"-" + line);</text:p>
      <text:p text:style-name="P10">}</text:p>
      <text:p text:style-name="P2"/>
      <text:p text:style-name="P3">11. Write a method which removes all the white spaces in a file and writes the output to another file. Suppose white space characters are Space, Tab and Enter </text:p>
      <text:p text:style-name="P11">File newFile = new File("/home/ttnd/File_Test/newFile3.txt")</text:p>
      <text:p text:style-name="P11">File newFile4 = new File("/home/ttnd/File_Test/newFile4.txt")</text:p>
      <text:p text:style-name="P11">def str = newFile.text</text:p>
      <text:p text:style-name="P11">str = str.replaceAll(" ","");</text:p>
      <text:p text:style-name="P11">newFile4.append(str);</text:p>
      <text:p text:style-name="P3"/>
      <text:p text:style-name="P2"/>
      <text:p text:style-name="P3">12. Make copy of an image type file byte by byte</text:p>
      <text:p text:style-name="P3"/>
      <text:p text:style-name="P12">File profile = new File("/home/ttnd/File_Test/profile.png")</text:p>
      <text:p text:style-name="P12">File profile_copy = new File("/home/ttnd/File_Test/profile_copy.png")</text:p>
      <text:p text:style-name="P12">byte[] bytes = profile.bytes</text:p>
      <text:p text:style-name="P12">profile_copy.bytes = bytes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" svg:font-family="Menlo, Monac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2:27:32.613238518</meta:creation-date>
    <dc:date>2016-06-24T17:18:49.716916684</dc:date>
    <meta:editing-duration>PT7H14M32S</meta:editing-duration>
    <meta:editing-cycles>1</meta:editing-cycles>
    <meta:document-statistic meta:table-count="0" meta:image-count="0" meta:object-count="0" meta:page-count="7" meta:paragraph-count="142" meta:word-count="622" meta:character-count="4215" meta:non-whitespace-character-count="3436"/>
    <meta:generator>LibreOffice/4.2.8.2$Linux_X86_64 LibreOffice_project/420m0$Build-2</meta:generator>
  </office:meta>
</office:document-meta>
</file>